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855b"/>
    </style:style>
    <style:style style:name="P2" style:family="paragraph" style:parent-style-name="Standard">
      <style:text-properties officeooo:paragraph-rsid="001c1a50"/>
    </style:style>
    <style:style style:name="P3" style:family="paragraph" style:parent-style-name="Standard">
      <style:text-properties officeooo:paragraph-rsid="001d8e02"/>
    </style:style>
    <style:style style:name="P4" style:family="paragraph" style:parent-style-name="Standard">
      <style:text-properties officeooo:rsid="001edbd0" officeooo:paragraph-rsid="001edbd0"/>
    </style:style>
    <style:style style:name="P5" style:family="paragraph" style:parent-style-name="Standard">
      <style:text-properties officeooo:rsid="00241388" officeooo:paragraph-rsid="00241388"/>
    </style:style>
    <style:style style:name="P6" style:family="paragraph" style:parent-style-name="Standard">
      <style:text-properties officeooo:paragraph-rsid="00241388"/>
    </style:style>
    <style:style style:name="P7" style:family="paragraph" style:parent-style-name="Standard">
      <style:text-properties officeooo:rsid="0026020c" officeooo:paragraph-rsid="0026020c"/>
    </style:style>
    <style:style style:name="P8" style:family="paragraph" style:parent-style-name="Standard">
      <style:text-properties officeooo:paragraph-rsid="0026020c"/>
    </style:style>
    <style:style style:name="P9" style:family="paragraph" style:parent-style-name="Standard">
      <style:text-properties officeooo:rsid="002638ac" officeooo:paragraph-rsid="0026df13"/>
    </style:style>
    <style:style style:name="P10" style:family="paragraph" style:parent-style-name="Standard">
      <style:text-properties officeooo:paragraph-rsid="0026020c"/>
    </style:style>
    <style:style style:name="P11" style:family="paragraph" style:parent-style-name="Standard">
      <style:text-properties officeooo:rsid="0026020c" officeooo:paragraph-rsid="0026020c"/>
    </style:style>
    <style:style style:name="P12" style:family="paragraph" style:parent-style-name="Standard">
      <style:text-properties officeooo:paragraph-rsid="001d8e02"/>
    </style:style>
    <style:style style:name="P13" style:family="paragraph" style:parent-style-name="Standard">
      <style:text-properties officeooo:rsid="001edbd0" officeooo:paragraph-rsid="001edbd0"/>
    </style:style>
    <style:style style:name="P14" style:family="paragraph" style:parent-style-name="Standard">
      <style:text-properties officeooo:paragraph-rsid="00241388"/>
    </style:style>
    <style:style style:name="T1" style:family="text">
      <style:text-properties officeooo:rsid="001a878d"/>
    </style:style>
    <style:style style:name="T2" style:family="text">
      <style:text-properties officeooo:rsid="001b855b"/>
    </style:style>
    <style:style style:name="T3" style:family="text">
      <style:text-properties officeooo:rsid="001d8e02"/>
    </style:style>
    <style:style style:name="T4" style:family="text">
      <style:text-properties officeooo:rsid="002020c3"/>
    </style:style>
    <style:style style:name="T5" style:family="text">
      <style:text-properties officeooo:rsid="0021b317"/>
    </style:style>
    <style:style style:name="T6" style:family="text">
      <style:text-properties officeooo:rsid="00241388"/>
    </style:style>
    <style:style style:name="T7" style:family="text">
      <style:text-properties fo:language="en" fo:country="US" officeooo:rsid="001d8e02"/>
    </style:style>
    <style:style style:name="T8" style:family="text">
      <style:text-properties fo:language="en" fo:country="US" officeooo:rsid="001b855b"/>
    </style:style>
    <style:style style:name="T9" style:family="text">
      <style:text-properties fo:language="en" fo:country="US" officeooo:rsid="001a878d"/>
    </style:style>
    <style:style style:name="T10" style:family="text">
      <style:text-properties fo:language="en" fo:country="US" officeooo:rsid="00241388"/>
    </style:style>
    <style:style style:name="T11" style:family="text">
      <style:text-properties fo:language="en" fo:country="US" officeooo:rsid="0026df13"/>
    </style:style>
    <style:style style:name="T12" style:family="text">
      <style:text-properties officeooo:rsid="0026020c"/>
    </style:style>
    <style:style style:name="T13" style:family="text">
      <style:text-properties officeooo:rsid="0026df13"/>
    </style:style>
    <style:style style:name="T14" style:family="text">
      <style:text-properties officeooo:rsid="0027a6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egundo dados disponibilizados pelo </text:span><text:span text:style-name="T9">Transparency International</text:span><text:span text:style-name="T1"> no Índice de Percepção de Corrupção de 2018 (</text:span><text:a xlink:type="simple" xlink:href="https://www.transparency.org/cpi2018" text:style-name="Internet_20_link" text:visited-style-name="Visited_20_Internet_20_Link"><text:span text:style-name="T1">https://www.transparency.org/cpi2018</text:span></text:a><text:span text:style-name="T1">), o Brasil ocupa uma posição desconfortável na lista de 180 países observados em relação à presença de corrupção no setor público, sendo o 105º desta lista. Pode-se constatar, por fatos recentemente trazidos a público, que a corrupção é um problema latente na sociedade brasileira.</text:span></text:p>
      <text:p text:style-name="P2"><text:span text:style-name="T2">Neste contexto, entendeu-se de grande valor social o desafio do HackFest RS 2019 colocado pelo sr. José Seabra Mendes, Promotor de Justiça do MPRS, o qual consiste no desenvolvimento de um algoritmo que permita a sinalização de alertas (“</text:span><text:span text:style-name="T8">red flags</text:span><text:span text:style-name="T2">”) em relação aos preços pagos por produtos em contratos públicos.</text:span></text:p>
      <text:p text:style-name="P3"/>
      <text:p text:style-name="P3"><text:span text:style-name="T3">Sendo assim, o objetivo do time é apresentar um sistema que utilize Clusterização para agrupar contratos baseado em sinalizadores de corrupção (“</text:span><text:span text:style-name="T7">red flags</text:span><text:span text:style-name="T3">”). A Clusterização é um algoritmo não supervisionado de Aprendizagem de Máquina que utiliza os dados como fator de agrupamento. O uso de Clusterização para detecção de fraudes é uma abordagem muito recente e tem como principal objetivo ser mais uma ferramenta para a auditagem de negociações.</text:span></text:p>
      <text:p text:style-name="P4"/>
      <text:p text:style-name="P4">Será apresentado um protótipo operacional <text:span text:style-name="T4">a título de prova de conceito (POC)</text:span> que, a partir dos dados disponibilizados no HackFest RS 2019 combinados com outras fontes de dados públicos, <text:span text:style-name="T6">seja capaz de </text:span>analis<text:span text:style-name="T6">ar</text:span> um conjunto de contratos e agrupe-os em conjuntos de alto, médio e baixo risco de <text:span text:style-name="T5">suspeita de </text:span>corrupção, <text:span text:style-name="T6">utilizando para isto análise de assinatura baseada em indicadores de corrupção. Tanto quanto levantado, esta é uma abordagem ainda inédita para análise de contratações/compras no setor público [1], atendendo assim o quesito de inovação do evento.</text:span></text:p>
      <text:p text:style-name="P6"/>
      <text:p text:style-name="P6"><text:span text:style-name="T6">Além do indicador de preços sugeridos pelo Promotor Seabra, propõe-se o uso de outros sinalizadores para a tipologia de fraudes em contratos apontadas em documentos que tratam especificamente do assunto, como a apostila Métodos de Detecção de Fraude e Corrupção em Contratações Públicas [2] do projeto Transparência Brasil e o guia </text:span><text:span text:style-name="T10">Fraud Risk Assessment and Effective and Proportionate Anti-Fraud Measures</text:span><text:span text:style-name="T6"> [3] da Comissão Europeia.</text:span></text:p>
      <text:p text:style-name="P5"/>
      <text:p text:style-name="P7"/>
      <text:p text:style-name="P7">REFERÊNCIAS</text:p>
      <text:p text:style-name="P7"/>
      <text:p text:style-name="P7">1. <text:span text:style-name="T13">OLIVERIO, William F. (2019). A Hybrid Model For Fraud Detection on</text:span></text:p>
      <text:p text:style-name="P7">Purchase Orders. <text:span text:style-name="T14">IDEAL 2019. (no prelo).</text:span></text:p>
      <text:p text:style-name="P8"/>
      <text:p text:style-name="P8"><text:span text:style-name="T12">2. MONDO, Bianca Vaz (2017). Métodos de Detecção de Fraude e Corrupção em Contratações Públicas. Disponível em </text:span><text:a xlink:type="simple" xlink:href="https://www.transparencia.org.br/downloads/publicacoes/Metodos" text:style-name="Internet_20_link" text:visited-style-name="Visited_20_Internet_20_Link"><text:span text:style-name="T12">h</text:span></text:a><text:a xlink:type="simple" xlink:href="https://www.transparencia.org.br/downloads/publicacoes/Metodos" text:style-name="Internet_20_link" text:visited-style-name="Visited_20_Internet_20_Link"><text:span text:style-name="T12">ttps://www.transparencia.org.br/downloads/publicacoes/Metodos</text:span></text:a><text:a xlink:type="simple" xlink:href="https://www.transparencia.org.br/downloads/publicacoes/Metodos%20Detecção%20de%20Fraude.pdf" text:style-name="Internet_20_link" text:visited-style-name="Visited_20_Internet_20_Link"><text:span text:style-name="T12"> Detecção de Fraude.pdf</text:span></text:a></text:p>
      <text:p text:style-name="P8"/>
      <text:p text:style-name="P9"><text:span text:style-name="T14">3</text:span>. <text:span text:style-name="T13">EGESIF (2014). </text:span><text:span text:style-name="T10">Fraud Risk Assessment and Effective and Proportionate Anti-Fraud Measures. </text:span><text:span text:style-name="T11">Disponível em</text:span> <text:a xlink:type="simple" xlink:href="https://ec.europa.eu/sfc/sites/sfc2014/files/sfc-files/guidance_fraud_risk_assessment.pdf" text:style-name="Internet_20_link" text:visited-style-name="Visited_20_Internet_20_Link">https://ec.europa.eu/sfc/sites/sfc2014/files/sfc-files/guidance_fraud_risk_assessment.pdf</text:a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Denis Araujo</meta:initial-creator>
    <meta:creation-date>2019-11-01T08:37:47.815260475</meta:creation-date>
    <dc:date>2019-11-01T13:12:01.245307817</dc:date>
    <dc:creator>Denis Araujo</dc:creator>
    <meta:editing-duration>PT16M18S</meta:editing-duration>
    <meta:editing-cycles>4</meta:editing-cycles>
    <meta:generator>LibreOffice/6.3.1.2$Linux_X86_64 LibreOffice_project/b79626edf0065ac373bd1df5c28bd630b4424273</meta:generator>
    <meta:document-statistic meta:table-count="0" meta:image-count="0" meta:object-count="0" meta:page-count="1" meta:paragraph-count="10" meta:word-count="384" meta:character-count="2691" meta:non-whitespace-character-count="2317"/>
  </office:meta>
</office:document-meta>
</file>